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0.6681in"/>
    </style:style>
    <style:style style:name="co3" style:family="table-column">
      <style:table-column-properties fo:break-before="auto" style:column-width="2.6673in"/>
    </style:style>
    <style:style style:name="co4" style:family="table-column">
      <style:table-column-properties fo:break-before="auto" style:column-width="1.1925in"/>
    </style:style>
    <style:style style:name="co5" style:family="table-column">
      <style:table-column-properties fo:break-before="auto" style:column-width="1.5291in"/>
    </style:style>
    <style:style style:name="co6" style:family="table-column">
      <style:table-column-properties fo:break-before="auto" style:column-width="3.048in"/>
    </style:style>
    <style:style style:name="co7" style:family="table-column">
      <style:table-column-properties fo:break-before="auto" style:column-width="1.3217in"/>
    </style:style>
    <style:style style:name="co8" style:family="table-column">
      <style:table-column-properties fo:break-before="auto" style:column-width="1.7583in"/>
    </style:style>
    <style:style style:name="co9" style:family="table-column">
      <style:table-column-properties fo:break-before="auto" style:column-width="12.389in"/>
    </style:style>
    <style:style style:name="ro1" style:family="table-row">
      <style:table-row-properties style:row-height="0.1783in" fo:break-before="auto" style:use-optimal-row-height="true"/>
    </style:style>
    <style:style style:name="ro2" style:family="table-row">
      <style:table-row-properties style:row-height="0.5181in" fo:break-before="auto" style:use-optimal-row-height="true"/>
    </style:style>
    <style:style style:name="ro3" style:family="table-row">
      <style:table-row-properties style:row-height="0.8492in" fo:break-before="auto" style:use-optimal-row-height="true"/>
    </style:style>
    <style:style style:name="ro4" style:family="table-row">
      <style:table-row-properties style:row-height="0.7665in" fo:break-before="auto" style:use-optimal-row-height="true"/>
    </style:style>
    <style:style style:name="ro5" style:family="table-row">
      <style:table-row-properties style:row-height="1.0154in" fo:break-before="auto" style:use-optimal-row-height="true"/>
    </style:style>
    <style:style style:name="ro6" style:family="table-row">
      <style:table-row-properties style:row-height="1.1398in" fo:break-before="auto" style:use-optimal-row-height="true"/>
    </style:style>
    <style:style style:name="ro7" style:family="table-row">
      <style:table-row-properties style:row-height="0.6839in" fo:break-before="auto" style:use-optimal-row-height="true"/>
    </style:style>
    <style:style style:name="ro8" style:family="table-row">
      <style:table-row-properties style:row-height="0.5799in" fo:break-before="auto" style:use-optimal-row-height="true"/>
    </style:style>
    <style:style style:name="ro9" style:family="table-row">
      <style:table-row-properties style:row-height="0.9535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ffff00"/>
      <style:text-properties fo:font-weight="bold" style:font-weight-asian="bold" style:font-weight-complex="bold"/>
    </style:style>
    <style:style style:name="ce3" style:family="table-cell" style:parent-style-name="Default">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ext-properties fo:font-size="12pt" fo:font-weight="normal" style:font-size-asian="12pt" style:font-weight-asian="normal" style:font-size-complex="12pt" style:font-weight-complex="normal"/>
    </style:style>
    <style:style style:name="ce5" style:family="table-cell" style:parent-style-name="Default">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Lucida Sans Unicode" style:font-size-asian="12pt" style:language-asian="en" style:country-asian="US" style:font-style-asian="normal" style:font-weight-asian="normal" style:font-name-complex="Tahoma"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text-properties fo:font-weight="bold" style:font-weight-asian="bold" style:font-weight-complex="bold"/>
    </style:style>
    <style:style style:name="ce7" style:family="table-cell" style:parent-style-name="Default">
      <style:table-cell-properties fo:wrap-option="wrap"/>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style:style>
    <style:style style:name="ce9" style:family="table-cell" style:parent-style-name="Default">
      <style:table-cell-properties fo:wrap-option="wrap"/>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Lucida Sans Unicode" style:font-size-asian="12pt" style:language-asian="en" style:country-asian="US" style:font-style-asian="normal" style:font-weight-asian="normal" style:font-name-complex="Tahoma" style:font-size-complex="6.80000019073486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style:text-properties fo:font-size="12pt" style:font-size-asian="12pt" style:font-size-complex="12pt"/>
    </style:style>
    <style:style style:name="T1" style:family="text">
      <style:text-properties fo:font-weight="bold"/>
    </style:style>
  </office:automatic-styles>
  <office:body>
    <office:spreadsheet>
      <table:table table:name="Sheet1" table:style-name="ta1" table:print="false">
        <office:forms form:automatic-focus="false" form:apply-design-mode="false"/>
        <table:table-column table:style-name="co2" table:default-cell-style-name="Default"/>
        <table:table-column table:style-name="co3" table:default-cell-style-name="Default"/>
        <table:table-column table:style-name="co4" table:default-cell-style-name="Default"/>
        <table:table-column table:style-name="co4" table:visibility="collapse" table:number-columns-repeated="2" table:default-cell-style-name="Default"/>
        <table:table-column table:style-name="co5" table:visibility="collapse" table:default-cell-style-name="ce8"/>
        <table:table-column table:style-name="co6" table:visibility="collapse" table:default-cell-style-name="ce8"/>
        <table:table-column table:style-name="co4" table:default-cell-style-name="ce8"/>
        <table:table-column table:style-name="co7" table:visibility="collapse" table:number-columns-repeated="6" table:default-cell-style-name="ce8"/>
        <table:table-column table:style-name="co7" table:default-cell-style-name="ce8"/>
        <table:table-column table:style-name="co8" table:default-cell-style-name="ce8"/>
        <table:table-column table:style-name="co9" table:default-cell-style-name="ce8"/>
        <table:table-column table:style-name="co1" table:number-columns-repeated="1007" table:default-cell-style-name="Default"/>
        <table:table-row table:style-name="ro1">
          <table:table-cell table:style-name="ce1"/>
          <table:table-cell table:style-name="ce2" office:value-type="string">
            <text:p>Important Script: <text:s/>initialize_npcs</text:p>
          </table:table-cell>
          <table:table-cell table:style-name="ce1" table:number-columns-repeated="3"/>
          <table:table-cell table:style-name="ce6" table:number-columns-repeated="12"/>
          <table:table-cell table:style-name="ce1" table:number-columns-repeated="1007"/>
        </table:table-row>
        <table:table-row table:style-name="ro1">
          <table:table-cell table:style-name="ce1"/>
          <table:table-cell table:style-name="ce2" office:value-type="string">
            <text:p>Strings: search for NPC companion changes begin</text:p>
          </table:table-cell>
          <table:table-cell table:style-name="ce1" table:number-columns-repeated="3"/>
          <table:table-cell table:style-name="ce6" table:number-columns-repeated="12"/>
          <table:table-cell table:style-name="ce1" table:number-columns-repeated="1007"/>
        </table:table-row>
        <table:table-row table:style-name="ro1">
          <table:table-cell table:style-name="ce1"/>
          <table:table-cell table:style-name="ce2" office:value-type="string">
            <text:p>Troops: <text:s/>pretty obvious</text:p>
          </table:table-cell>
          <table:table-cell table:style-name="ce1" table:number-columns-repeated="3"/>
          <table:table-cell table:style-name="ce6" table:number-columns-repeated="12"/>
          <table:table-cell table:style-name="ce1" table:number-columns-repeated="1007"/>
        </table:table-row>
        <table:table-row table:style-name="ro1" table:number-rows-repeated="2">
          <table:table-cell table:style-name="ce1" table:number-columns-repeated="5"/>
          <table:table-cell table:style-name="ce6" table:number-columns-repeated="12"/>
          <table:table-cell table:style-name="ce1" table:number-columns-repeated="1007"/>
        </table:table-row>
        <table:table-row table:style-name="ro2">
          <table:table-cell table:style-name="ce1" office:value-type="string">
            <text:p>Number</text:p>
          </table:table-cell>
          <table:table-cell table:style-name="ce1" office:value-type="string">
            <text:p>General discription</text:p>
          </table:table-cell>
          <table:table-cell table:style-name="ce1" office:value-type="string">
            <text:p>Name</text:p>
          </table:table-cell>
          <table:table-cell table:style-name="ce1" office:value-type="string">
            <text:p>Morality (type 1)</text:p>
          </table:table-cell>
          <table:table-cell table:style-name="ce1" office:value-type="string">
            <text:p>Morality (type 2)</text:p>
          </table:table-cell>
          <table:table-cell table:style-name="ce6" office:value-type="string">
            <text:p>Personality_clash_1 personality_clash_2 personality_match</text:p>
          </table:table-cell>
          <table:table-cell table:style-name="ce6" office:value-type="string">
            <text:p>personality explained</text:p>
          </table:table-cell>
          <table:table-cell table:style-name="ce6" office:value-type="string">
            <text:p>Hometown</text:p>
          </table:table-cell>
          <table:table-cell table:style-name="ce6" office:value-type="string">
            <text:p>payment</text:p>
          </table:table-cell>
          <table:table-cell table:style-name="ce6" office:value-type="string">
            <text:p>king support argument (leave as is for now)</text:p>
          </table:table-cell>
          <table:table-cell table:style-name="ce6" office:value-type="string">
            <text:p>king support opponent (Ieave as is for now)</text:p>
          </table:table-cell>
          <table:table-cell table:style-name="ce6" office:value-type="string">
            <text:p>Town with contacts</text:p>
          </table:table-cell>
          <table:table-cell table:style-name="ce6" office:value-type="string">
            <text:p>Original Kingdom</text:p>
          </table:table-cell>
          <table:table-cell table:style-name="ce6" office:value-type="string">
            <text:p>lord reputation</text:p>
          </table:table-cell>
          <table:table-cell table:style-name="ce6" office:value-type="string">
            <text:p>Type</text:p>
          </table:table-cell>
          <table:table-cell table:style-name="ce6" office:value-type="string">
            <text:p>Items</text:p>
          </table:table-cell>
          <table:table-cell table:style-name="ce6" office:value-type="string">
            <text:p>Description</text:p>
          </table:table-cell>
          <table:table-cell table:style-name="ce1" table:number-columns-repeated="1007"/>
        </table:table-row>
        <table:table-row table:style-name="ro3">
          <table:table-cell office:value-type="float" office:value="1">
            <text:p>1</text:p>
          </table:table-cell>
          <table:table-cell table:style-name="ce3" office:value-type="string">
            <text:p>Village Wisdom</text:p>
          </table:table-cell>
          <table:table-cell table:style-name="ce3" office:value-type="string">
            <text:p>Seinen </text:p>
          </table:table-cell>
          <table:table-cell table:style-name="ce3" office:value-type="string">
            <text:p>Humanitarian (4)</text:p>
          </table:table-cell>
          <table:table-cell table:style-name="ce3" office:value-type="string">
            <text:p>Honest (1)</text:p>
          </table:table-cell>
          <table:table-cell table:style-name="ce7" office:value-type="string">
            <text:p>Damane (5), hunter for the horn (16), maiden of the spear (14)</text:p>
          </table:table-cell>
          <table:table-cell table:style-name="ce7" office:value-type="string">
            <text:p>ran away from duty, irresponsible, dedicated to her duty</text:p>
          </table:table-cell>
          <table:table-cell office:value-type="string">
            <text:p>Arien (village_9)</text:p>
          </table:table-cell>
          <table:table-cell office:value-type="float" office:value="200">
            <text:p>200</text:p>
          </table:table-cell>
          <table:table-cell office:value-type="string">
            <text:p>ruler</text:p>
          </table:table-cell>
          <table:table-cell office:value-type="float" office:value="14">
            <text:p>14</text:p>
          </table:table-cell>
          <table:table-cell office:value-type="string">
            <text:p>Caemlyn (3)</text:p>
          </table:table-cell>
          <table:table-cell office:value-type="string">
            <text:p>southlander alliance</text:p>
          </table:table-cell>
          <table:table-cell office:value-type="string">
            <text:p>upstanding</text:p>
          </table:table-cell>
          <table:table-cell office:value-type="string">
            <text:p>Healer (2 weaves), good at healing attributes, ok at archery, and polearms</text:p>
          </table:table-cell>
          <table:table-cell office:value-type="string">
            <text:p>quarterstaff, one power, ammo, simple dress, woolen hose</text:p>
          </table:table-cell>
          <table:table-cell table:style-name="ce7" office:value-type="string">
            <text:p>From a small village in Andor, her healing abilities both with and without the Power have been perfected. Unfortunately, though, she doesn't have any training in the use of saidar for anything else - being mostly self-taught, the most she can muster on the battlefield is to push soldiers away from her. Before she was driven out of her village by a small detachment of Whitecloaks, she learned a little of the bow and quarterstaff from watching the men compete. <text:s/></text:p>
          </table:table-cell>
          <table:table-cell table:number-columns-repeated="1007"/>
        </table:table-row>
        <table:table-row table:style-name="ro4">
          <table:table-cell office:value-type="float" office:value="2">
            <text:p>2</text:p>
          </table:table-cell>
          <table:table-cell table:style-name="ce3" office:value-type="string">
            <text:p>Rogue Male Channeller</text:p>
          </table:table-cell>
          <table:table-cell table:style-name="ce3" office:value-type="string">
            <text:p>Darlaan</text:p>
          </table:table-cell>
          <table:table-cell table:style-name="ce3" office:value-type="string">
            <text:p>Egalitarian (3)</text:p>
          </table:table-cell>
          <table:table-cell table:style-name="ce3" office:value-type="string">
            <text:p>-1 <text:span text:style-name="T1">(</text:span>0<text:span text:style-name="T1">)</text:span></text:p>
          </table:table-cell>
          <table:table-cell table:style-name="ce7" office:value-type="string">
            <text:p>male ashaman (4), maiden of the spear (14), female gleeman (12)</text:p>
          </table:table-cell>
          <table:table-cell table:style-name="ce7" office:value-type="string">
            <text:p>competition, doesn't like her attitude, thinks she's cute</text:p>
          </table:table-cell>
          <table:table-cell office:value-type="string">
            <text:p>Canluum (castle_19)</text:p>
          </table:table-cell>
          <table:table-cell office:value-type="float" office:value="300">
            <text:p>300</text:p>
          </table:table-cell>
          <table:table-cell office:value-type="string">
            <text:p>victory</text:p>
          </table:table-cell>
          <table:table-cell office:value-type="float" office:value="16">
            <text:p>16</text:p>
          </table:table-cell>
          <table:table-cell office:value-type="string">
            <text:p>Chachin (17)</text:p>
          </table:table-cell>
          <table:table-cell office:value-type="string">
            <text:p>borderlands</text:p>
          </table:table-cell>
          <table:table-cell office:value-type="string">
            <text:p>roguish</text:p>
          </table:table-cell>
          <table:table-cell office:value-type="string">
            <text:p>Warrior (3 weaves), good at one handed weapons, shield, ok at riding</text:p>
          </table:table-cell>
          <table:table-cell office:value-type="string">
            <text:p>axe, kandor shield, leather armor/boots, one power, ammo, saddle horse</text:p>
          </table:table-cell>
          <table:table-cell table:style-name="ce7" office:value-type="string">
            <text:p>A Kandori, this man spent a lot of time skirmishing in the Blight in his younger days. Now into middle age, he's discovered his ability to channel and instead of running from it, he's embraced this new tool in the fight against the shadow. Unfortunately the friends he confided in brought the news straight to the local lord, who was determined to capture him and bring him to the White Tower. After escaping, he travels the southern lands seeking his own army to get revenge against those that slighted him. </text:p>
          </table:table-cell>
          <table:table-cell table:number-columns-repeated="1007"/>
        </table:table-row>
        <table:table-row table:style-name="ro5">
          <table:table-cell office:value-type="float" office:value="3">
            <text:p>3</text:p>
          </table:table-cell>
          <table:table-cell table:style-name="ce3" office:value-type="string">
            <text:p><text:s/>Female Black Ajah</text:p>
          </table:table-cell>
          <table:table-cell table:style-name="ce3" office:value-type="string">
            <text:p>Cetaleen</text:p>
          </table:table-cell>
          <table:table-cell table:style-name="ce3" office:value-type="string">
            <text:p>Aristocratic (4)</text:p>
          </table:table-cell>
          <table:table-cell table:style-name="ce3" office:value-type="string">
            <text:p>-1 (0)</text:p>
          </table:table-cell>
          <table:table-cell table:style-name="ce7" office:value-type="string">
            <text:p>Windfinder (6), seanchan farmer (15), ogier (7)</text:p>
          </table:table-cell>
          <table:table-cell table:style-name="ce7" office:value-type="string">
            <text:p>wilder, invader, has a lot of knowledge</text:p>
          </table:table-cell>
          <table:table-cell office:value-type="string">
            <text:p>Cormaed (castle_26)</text:p>
          </table:table-cell>
          <table:table-cell office:value-type="float" office:value="350">
            <text:p>350</text:p>
          </table:table-cell>
          <table:table-cell office:value-type="string">
            <text:p>lords</text:p>
          </table:table-cell>
          <table:table-cell office:value-type="float" office:value="5">
            <text:p>5</text:p>
          </table:table-cell>
          <table:table-cell office:value-type="string">
            <text:p>tar valon (19)</text:p>
          </table:table-cell>
          <table:table-cell office:value-type="string">
            <text:p>white tower</text:p>
          </table:table-cell>
          <table:table-cell office:value-type="string">
            <text:p>custodian</text:p>
          </table:table-cell>
          <table:table-cell office:value-type="string">
            <text:p>Diplomat (4 weaves) very weak (hp wise) high intel and charisma, knows political skills and riding</text:p>
          </table:table-cell>
          <table:table-cell office:value-type="string">
            <text:p>dagger, courser, nice dress / grey ajah dress, nice hose, one power, ammo</text:p>
          </table:table-cell>
          <table:table-cell table:style-name="ce7" office:value-type="string">
            <text:p>A sister of the Grey Ajah before taking her dark vows, she travels the world gaining knowledge of the intricacies of the laws of the lands, looking for ways to help her Master within the frameworks set by men and women. She is extremely well versed in court life, and can converse and advise lords with ease, and is well capable of holding her own in the field of battle. <text:s/></text:p>
          </table:table-cell>
          <table:table-cell table:number-columns-repeated="1007"/>
        </table:table-row>
        <table:table-row table:style-name="ro4">
          <table:table-cell office:value-type="float" office:value="4">
            <text:p>4</text:p>
          </table:table-cell>
          <table:table-cell table:style-name="ce3" office:value-type="string">
            <text:p>Male Asha'man</text:p>
          </table:table-cell>
          <table:table-cell table:style-name="ce3" office:value-type="string">
            <text:p>Jayn</text:p>
          </table:table-cell>
          <table:table-cell table:style-name="ce3" office:value-type="string">
            <text:p>Egalitarian (3)</text:p>
          </table:table-cell>
          <table:table-cell table:style-name="ce3" office:value-type="string">
            <text:p>-1 (0)</text:p>
          </table:table-cell>
          <table:table-cell table:style-name="ce7" office:value-type="string">
            <text:p>male rogue channeler (2), male darkfriend (8), damane (5)</text:p>
          </table:table-cell>
          <table:table-cell table:style-name="ce7" office:value-type="string">
            <text:p>competition, their ego's war with eachother, they respect eachother's channeling ability</text:p>
          </table:table-cell>
          <table:table-cell office:value-type="string">
            <text:p>Cairhien (town_1)</text:p>
          </table:table-cell>
          <table:table-cell office:value-type="float" office:value="400">
            <text:p>400</text:p>
          </table:table-cell>
          <table:table-cell office:value-type="string">
            <text:p>claim</text:p>
          </table:table-cell>
          <table:table-cell office:value-type="float" office:value="6">
            <text:p>6</text:p>
          </table:table-cell>
          <table:table-cell office:value-type="string">
            <text:p>white bridge (16)</text:p>
          </table:table-cell>
          <table:table-cell office:value-type="string">
            <text:p>southlander coalition</text:p>
          </table:table-cell>
          <table:table-cell office:value-type="string">
            <text:p>martial</text:p>
          </table:table-cell>
          <table:table-cell office:value-type="string">
            <text:p>Warrior (4 weaves) strength and intel, has political and military skills</text:p>
          </table:table-cell>
          <table:table-cell office:value-type="string">
            <text:p>sword, cairhien shield, ashaman soldier coat, black leather boots, one power, ammo</text:p>
          </table:table-cell>
          <table:table-cell table:style-name="ce7" office:value-type="string">
            <text:p>Previously a young Cairhienen lordling, he forsake all land and titles when he donned the Soldier's cloak at the call of the Dragon's servant, Logain Albar. His knowledge and ability at sword fighting was tempered as he tapped into his destructive abilities with saidin. He has no wish to return to Cairhien, as he caused quite a furore when he left and would prefer to avoid any difficult questions.</text:p>
          </table:table-cell>
          <table:table-cell table:number-columns-repeated="1007"/>
        </table:table-row>
        <table:table-row table:style-name="ro6">
          <table:table-cell office:value-type="float" office:value="5">
            <text:p>5</text:p>
          </table:table-cell>
          <table:table-cell table:style-name="ce3" office:value-type="string">
            <text:p>Female Liberated Damane </text:p>
          </table:table-cell>
          <table:table-cell table:style-name="ce3" office:value-type="string">
            <text:p>Zonnein</text:p>
          </table:table-cell>
          <table:table-cell table:style-name="ce3" office:value-type="string">
            <text:p>Egalitarian (3)</text:p>
          </table:table-cell>
          <table:table-cell table:style-name="ce3" office:value-type="string">
            <text:p>Aristocratic (-1)</text:p>
          </table:table-cell>
          <table:table-cell table:style-name="ce7" office:value-type="string">
            <text:p>village wisdom(1), windfinder (6), ashaman (4)</text:p>
          </table:table-cell>
          <table:table-cell table:style-name="ce7" office:value-type="string">
            <text:p>see above, seanchan/sea folk wars, see above</text:p>
          </table:table-cell>
          <table:table-cell office:value-type="string">
            <text:p>Seanchan (Falme town_7)</text:p>
          </table:table-cell>
          <table:table-cell office:value-type="float" office:value="150">
            <text:p>150</text:p>
          </table:table-cell>
          <table:table-cell office:value-type="string">
            <text:p>ruler</text:p>
          </table:table-cell>
          <table:table-cell office:value-type="float" office:value="9">
            <text:p>9</text:p>
          </table:table-cell>
          <table:table-cell office:value-type="string">
            <text:p>Falme (7)</text:p>
          </table:table-cell>
          <table:table-cell office:value-type="string">
            <text:p>seanchan</text:p>
          </table:table-cell>
          <table:table-cell office:value-type="string">
            <text:p>martial</text:p>
          </table:table-cell>
          <table:table-cell office:value-type="string">
            <text:p>Warrior (5 weaves) strength, intel, military skills</text:p>
          </table:table-cell>
          <table:table-cell office:value-type="string">
            <text:p>dagger, peasant dress, woolen hose, one power, ammo (no grey dress)</text:p>
          </table:table-cell>
          <table:table-cell table:style-name="ce7" office:value-type="string">
            <text:p>Far across the Arath Ocean, she grew as any normal Seanchan woman, unknowing of her abilities. She came of age in her tiny village, a speck of land almost forgotten by the High Lords and Ladies, yet during a routine visit (which only happened once every ten years) she was spotted by an experienced sul'dam, who had a damane test her and discover her hidden powers. She quickly adapted to life as a damane, and had a kind enough sul'dam, but always kept the fantasy of escape close to her heart. One day she got her wish, as an Aes Sedai freed her for study after she was captured during a brief skirmish with a small Borderland detachment. After she answered all the Aes Sedai's questions to her satisfaction and managing to convince the Brown that she would return to the Tower for further questioning, she escaped to the South and now travels the lands as a mercenary, working for money to build an inn, like her father's.</text:p>
          </table:table-cell>
          <table:table-cell table:number-columns-repeated="1007"/>
        </table:table-row>
        <table:table-row table:style-name="ro3">
          <table:table-cell office:value-type="float" office:value="6">
            <text:p>6</text:p>
          </table:table-cell>
          <table:table-cell table:style-name="ce3" office:value-type="string">
            <text:p>Female Windfinder </text:p>
          </table:table-cell>
          <table:table-cell table:style-name="ce3" office:value-type="string">
            <text:p>Eldriva</text:p>
          </table:table-cell>
          <table:table-cell table:style-name="ce3" office:value-type="string">
            <text:p>Aristocratic (2)</text:p>
          </table:table-cell>
          <table:table-cell table:style-name="ce3" office:value-type="string">
            <text:p>Honest (1)</text:p>
          </table:table-cell>
          <table:table-cell table:style-name="ce7" office:value-type="string">
            <text:p>black ajah (3), damane (5), smuggler (10),</text:p>
          </table:table-cell>
          <table:table-cell table:style-name="ce7" office:value-type="string">
            <text:p>see above, see above, both have a love for boats</text:p>
          </table:table-cell>
          <table:table-cell office:value-type="string">
            <text:p>Near Tremalking (near tanchico town_8)</text:p>
          </table:table-cell>
          <table:table-cell office:value-type="float" office:value="300">
            <text:p>300</text:p>
          </table:table-cell>
          <table:table-cell office:value-type="string">
            <text:p>victory</text:p>
          </table:table-cell>
          <table:table-cell office:value-type="float" office:value="8">
            <text:p>8</text:p>
          </table:table-cell>
          <table:table-cell office:value-type="string">
            <text:p>Tanchico (8)</text:p>
          </table:table-cell>
          <table:table-cell office:value-type="string">
            <text:p>none</text:p>
          </table:table-cell>
          <table:table-cell office:value-type="string">
            <text:p>custodian</text:p>
          </table:table-cell>
          <table:table-cell office:value-type="string">
            <text:p>Other (3 weaves), mid strength, high intel, good pathfinding and spotting</text:p>
          </table:table-cell>
          <table:table-cell office:value-type="string">
            <text:p>curved sarranid sword, peasant dress, and some sort of trouser outfit, one power, ammo</text:p>
          </table:table-cell>
          <table:table-cell table:style-name="ce7" office:value-type="string">
            <text:p>A low-level Windfinder to a raker, she is used to following orders and working as part of a larger unit. After her ship was attacked by the Seanchan, she was washed ashore as the only survivor. Instead of the usual Atha'an Miere reaction of panic when forced ashore, she found that she actually preferred the grass under her feat after almost drowning. With no wish to answer to the Mistress of the Ships for her failure, she travels the lands as a mercenary, raising money for a comfortable, shorebound life.</text:p>
          </table:table-cell>
          <table:table-cell table:number-columns-repeated="1007"/>
        </table:table-row>
        <table:table-row table:style-name="ro1">
          <table:table-cell table:number-columns-repeated="1024"/>
        </table:table-row>
        <table:table-row table:style-name="ro1">
          <table:table-cell/>
          <table:table-cell table:style-name="ce1" office:value-type="string">
            <text:p>Non-channelers</text:p>
          </table:table-cell>
          <table:table-cell table:style-name="ce1" table:number-columns-repeated="3"/>
          <table:table-cell table:style-name="ce6" table:number-columns-repeated="2"/>
          <table:table-cell table:number-columns-repeated="1017"/>
        </table:table-row>
        <table:table-row table:style-name="ro7">
          <table:table-cell office:value-type="float" office:value="7">
            <text:p>7</text:p>
          </table:table-cell>
          <table:table-cell table:style-name="ce3" office:value-type="string">
            <text:p>Ogier</text:p>
          </table:table-cell>
          <table:table-cell table:style-name="ce3" office:value-type="string">
            <text:p>Haludar</text:p>
          </table:table-cell>
          <table:table-cell table:style-name="ce3" office:value-type="string">
            <text:p>Humanitarian (3)</text:p>
          </table:table-cell>
          <table:table-cell table:style-name="ce3" office:value-type="string">
            <text:p>Honest (1)</text:p>
          </table:table-cell>
          <table:table-cell table:style-name="ce7" office:value-type="string">
            <text:p>Smuggler (10), darkfriend (8), black ajah (3),</text:p>
          </table:table-cell>
          <table:table-cell table:style-name="ce7" office:value-type="string">
            <text:p>dishonest, cruel, respectful to Aes sedai (doesn't know she'd a darkfriend)</text:p>
          </table:table-cell>
          <table:table-cell office:value-type="string">
            <text:p>Stedding Taishin (near Emirin village_6)</text:p>
          </table:table-cell>
          <table:table-cell office:value-type="float" office:value="50">
            <text:p>50</text:p>
          </table:table-cell>
          <table:table-cell office:value-type="string">
            <text:p>victory</text:p>
          </table:table-cell>
          <table:table-cell office:value-type="float" office:value="3">
            <text:p>3</text:p>
          </table:table-cell>
          <table:table-cell office:value-type="string">
            <text:p>Maradon (18)</text:p>
          </table:table-cell>
          <table:table-cell office:value-type="string">
            <text:p>none</text:p>
          </table:table-cell>
          <table:table-cell office:value-type="string">
            <text:p>upstanding</text:p>
          </table:table-cell>
          <table:table-cell office:value-type="string">
            <text:p>Warrior/Intellect, moderate level of all attributes, good nature skills</text:p>
          </table:table-cell>
          <table:table-cell office:value-type="string">
            <text:p>simple outfit, leather boots, two handed axe</text:p>
          </table:table-cell>
          <table:table-cell table:style-name="ce7" office:value-type="string">
            <text:p>After 'putting a long handle on his axe' and taking it upon himself to execute a child murderer that attempted to take safe haven in an Ogier stedding, he is shunned by his kind. He travels around the world, looking to join an army, but only fights for a cause he believes is just. </text:p>
          </table:table-cell>
          <table:table-cell table:number-columns-repeated="1007"/>
        </table:table-row>
        <table:table-row table:style-name="ro8">
          <table:table-cell office:value-type="float" office:value="8">
            <text:p>8</text:p>
          </table:table-cell>
          <table:table-cell table:style-name="ce3" office:value-type="string">
            <text:p>Male Darkfriend</text:p>
          </table:table-cell>
          <table:table-cell table:style-name="ce3" office:value-type="string">
            <text:p>Peluir</text:p>
          </table:table-cell>
          <table:table-cell table:style-name="ce3" office:value-type="string">
            <text:p>Aristocratic (3)</text:p>
          </table:table-cell>
          <table:table-cell table:style-name="ce3" office:value-type="string">
            <text:p>Honest (-1)</text:p>
          </table:table-cell>
          <table:table-cell table:style-name="ce7" office:value-type="string">
            <text:p>ashaman (4), ogier(7), hunter for the horn (16) </text:p>
          </table:table-cell>
          <table:table-cell table:style-name="ce7" office:value-type="string">
            <text:p>see above, see above, both ambitious</text:p>
          </table:table-cell>
          <table:table-cell office:value-type="string">
            <text:p>Samaha (village_14)</text:p>
          </table:table-cell>
          <table:table-cell office:value-type="float" office:value="250">
            <text:p>250</text:p>
          </table:table-cell>
          <table:table-cell office:value-type="string">
            <text:p>lords</text:p>
          </table:table-cell>
          <table:table-cell office:value-type="float" office:value="2">
            <text:p>2</text:p>
          </table:table-cell>
          <table:table-cell office:value-type="string">
            <text:p>shayol ghul 20)</text:p>
          </table:table-cell>
          <table:table-cell office:value-type="string">
            <text:p>shadowspawn</text:p>
          </table:table-cell>
          <table:table-cell office:value-type="string">
            <text:p>cunning</text:p>
          </table:table-cell>
          <table:table-cell office:value-type="string">
            <text:p>warrior/stealth, high strength, agility, good combat skills</text:p>
          </table:table-cell>
          <table:table-cell office:value-type="string">
            <text:p>leather tunic, leather boots, knife, bow, arrows, illian sword, saddle horse</text:p>
          </table:table-cell>
          <table:table-cell table:style-name="ce7" office:value-type="string">
            <text:p>In for the glory, the darkfriend is eager to join any army in which he can cause pain to others. Other darkfriends fear him for his love for violence and barbaric statements, he is eager to preach of his Master and is shunned from any inn he visits within the day, so he is a constant traveller. </text:p>
          </table:table-cell>
          <table:table-cell table:number-columns-repeated="1007"/>
        </table:table-row>
        <table:table-row table:style-name="ro9">
          <table:table-cell office:value-type="float" office:value="9">
            <text:p>9</text:p>
          </table:table-cell>
          <table:table-cell table:style-name="ce3" office:value-type="string">
            <text:p>Two Rivers Male</text:p>
          </table:table-cell>
          <table:table-cell table:style-name="ce3" office:value-type="string">
            <text:p>Celin</text:p>
          </table:table-cell>
          <table:table-cell table:style-name="ce3" office:value-type="string">
            <text:p>Egalitarian (2)</text:p>
          </table:table-cell>
          <table:table-cell table:style-name="ce3" office:value-type="string">
            <text:p>-1 (0)</text:p>
          </table:table-cell>
          <table:table-cell table:style-name="ce7" office:value-type="string">
            <text:p>seanchan farmer (15), smuggler (10), male university student (11)</text:p>
          </table:table-cell>
          <table:table-cell table:style-name="ce7" office:value-type="string">
            <text:p>sees them as invaders, doesn't like thieves, they both like books</text:p>
          </table:table-cell>
          <table:table-cell office:value-type="string">
            <text:p>Emonds Field (village_99)</text:p>
          </table:table-cell>
          <table:table-cell office:value-type="float" office:value="150">
            <text:p>150</text:p>
          </table:table-cell>
          <table:table-cell office:value-type="string">
            <text:p>lords</text:p>
          </table:table-cell>
          <table:table-cell office:value-type="float" office:value="1">
            <text:p>1</text:p>
          </table:table-cell>
          <table:table-cell office:value-type="string">
            <text:p>Baerlon (2)</text:p>
          </table:table-cell>
          <table:table-cell office:value-type="string">
            <text:p>legion of the dragon</text:p>
          </table:table-cell>
          <table:table-cell office:value-type="string">
            <text:p>benefactor</text:p>
          </table:table-cell>
          <table:table-cell office:value-type="string">
            <text:p>Warrior / outdoors, good archery and pathfinding/spotting, high agility and mid strength/intel</text:p>
          </table:table-cell>
          <table:table-cell office:value-type="string">
            <text:p>long bow, bodkin arrows, spear, leather tunic, leather cap, leather boots</text:p>
          </table:table-cell>
          <table:table-cell table:style-name="ce7" office:value-type="string">
            <text:p>An expert sharpshooter from the Two Rivers, he had always had lofty ideas. Eventually leaving his home due to an insatiable wanderlust, he is now forging his own destiny. </text:p>
          </table:table-cell>
          <table:table-cell table:number-columns-repeated="1007"/>
        </table:table-row>
        <table:table-row table:style-name="ro3">
          <table:table-cell office:value-type="float" office:value="10">
            <text:p>10</text:p>
          </table:table-cell>
          <table:table-cell table:style-name="ce3" office:value-type="string">
            <text:p>Female Illian Smuggler</text:p>
          </table:table-cell>
          <table:table-cell table:style-name="ce3" office:value-type="string">
            <text:p>Maigue</text:p>
          </table:table-cell>
          <table:table-cell table:style-name="ce3" office:value-type="string">
            <text:p>Egalitarian (2)</text:p>
          </table:table-cell>
          <table:table-cell table:style-name="ce3" office:value-type="string">
            <text:p>Honest (-1)</text:p>
          </table:table-cell>
          <table:table-cell table:style-name="ce7" office:value-type="string">
            <text:p>two rivers male (9), ogier (7). windfinder (6)</text:p>
          </table:table-cell>
          <table:table-cell table:style-name="ce7" office:value-type="string">
            <text:p>see above, see above, see above</text:p>
          </table:table-cell>
          <table:table-cell office:value-type="string">
            <text:p>Illian (town_22)</text:p>
          </table:table-cell>
          <table:table-cell office:value-type="float" office:value="300">
            <text:p>300</text:p>
          </table:table-cell>
          <table:table-cell office:value-type="string">
            <text:p>ruler</text:p>
          </table:table-cell>
          <table:table-cell office:value-type="float" office:value="7">
            <text:p>7</text:p>
          </table:table-cell>
          <table:table-cell office:value-type="string">
            <text:p>Illian (22)</text:p>
          </table:table-cell>
          <table:table-cell office:value-type="string">
            <text:p>southlander coalition</text:p>
          </table:table-cell>
          <table:table-cell office:value-type="string">
            <text:p>selfrighteous</text:p>
          </table:table-cell>
          <table:table-cell office:value-type="string">
            <text:p>trader, high intel, high agility, mid charisma, good onehanded, trade, inventory</text:p>
          </table:table-cell>
          <table:table-cell office:value-type="string">
            <text:p>cudgel, trouser outfit, shoes?</text:p>
          </table:table-cell>
          <table:table-cell table:style-name="ce7" office:value-type="string">
            <text:p>An expert trader, and dab hand with the cudgel, this smuggler has avoided detection for many years, gaining no reputation aside from as a tradeswoman. She was one of a rare breed of female mercenaries when she was younger, before she decided to stow some of her own goods in one of the ships she protected and realized the amount of profit to be obtained.</text:p>
          </table:table-cell>
          <table:table-cell table:number-columns-repeated="1007"/>
        </table:table-row>
        <table:table-row table:style-name="ro4">
          <table:table-cell office:value-type="float" office:value="11">
            <text:p>11</text:p>
          </table:table-cell>
          <table:table-cell table:style-name="ce3" office:value-type="string">
            <text:p>Male Cairhien University Student</text:p>
          </table:table-cell>
          <table:table-cell table:style-name="ce5" office:value-type="string">
            <text:p>Aloien</text:p>
          </table:table-cell>
          <table:table-cell table:style-name="ce5" office:value-type="string">
            <text:p>Humanitarian (3)</text:p>
          </table:table-cell>
          <table:table-cell table:style-name="ce5" office:value-type="string">
            <text:p>-1 (0)</text:p>
          </table:table-cell>
          <table:table-cell table:style-name="ce9" office:value-type="string">
            <text:p>border soldier (13), female gleeman (12), two rivers male (9)</text:p>
          </table:table-cell>
          <table:table-cell table:style-name="ce9" office:value-type="string">
            <text:p>thinks soldiers are ignorant masses of muscle, thinks arts are not as worthy as science, see above</text:p>
          </table:table-cell>
          <table:table-cell office:value-type="string">
            <text:p>Morelle (village_56)</text:p>
          </table:table-cell>
          <table:table-cell office:value-type="float" office:value="200">
            <text:p>200</text:p>
          </table:table-cell>
          <table:table-cell office:value-type="string">
            <text:p>claim</text:p>
          </table:table-cell>
          <table:table-cell office:value-type="float" office:value="15">
            <text:p>15</text:p>
          </table:table-cell>
          <table:table-cell office:value-type="string">
            <text:p>Cairhien (1)</text:p>
          </table:table-cell>
          <table:table-cell office:value-type="string">
            <text:p>southlander coalition</text:p>
          </table:table-cell>
          <table:table-cell office:value-type="string">
            <text:p>custodian</text:p>
          </table:table-cell>
          <table:table-cell office:value-type="string">
            <text:p>intelligent, high intelligence, good for engineering</text:p>
          </table:table-cell>
          <table:table-cell office:value-type="string">
            <text:p>civilian outfit, woolen hose, dagger</text:p>
          </table:table-cell>
          <table:table-cell table:style-name="ce7" office:value-type="string">
            <text:p>An astute engineer that has designed many siege towers and weapons, he is unfortunately useless in combat due to the lack of swordsmanship he displays. </text:p>
          </table:table-cell>
          <table:table-cell table:number-columns-repeated="1007"/>
        </table:table-row>
        <table:table-row table:style-name="ro4">
          <table:table-cell office:value-type="float" office:value="12">
            <text:p>12</text:p>
          </table:table-cell>
          <table:table-cell table:style-name="ce3" office:value-type="string">
            <text:p>Female Gleeman</text:p>
          </table:table-cell>
          <table:table-cell table:style-name="ce3" office:value-type="string">
            <text:p>Lalea</text:p>
          </table:table-cell>
          <table:table-cell table:style-name="ce3" office:value-type="string">
            <text:p>Humanitarian (2)</text:p>
          </table:table-cell>
          <table:table-cell table:style-name="ce3" table:formula="of:=-1 *(0)" office:value-type="float" office:value="-0">
            <text:p>0</text:p>
          </table:table-cell>
          <table:table-cell table:style-name="ce7" office:value-type="string">
            <text:p>cairhien student (11), hunter for the horn (16), rogue channeler (2)</text:p>
          </table:table-cell>
          <table:table-cell table:style-name="ce7" office:value-type="string">
            <text:p>see above, both like to be the center of attention, see above</text:p>
          </table:table-cell>
          <table:table-cell office:value-type="string">
            <text:p>Daigan (village_84)</text:p>
          </table:table-cell>
          <table:table-cell office:value-type="float" office:value="100">
            <text:p>100</text:p>
          </table:table-cell>
          <table:table-cell office:value-type="string">
            <text:p>claim</text:p>
          </table:table-cell>
          <table:table-cell office:value-type="float" office:value="13">
            <text:p>13</text:p>
          </table:table-cell>
          <table:table-cell office:value-type="string">
            <text:p>far madding (15)</text:p>
          </table:table-cell>
          <table:table-cell office:value-type="string">
            <text:p>southlander alliance</text:p>
          </table:table-cell>
          <table:table-cell office:value-type="string">
            <text:p>upstanding</text:p>
          </table:table-cell>
          <table:table-cell office:value-type="string">
            <text:p>intelligent, hight intel/agility, good for keeping up moral</text:p>
          </table:table-cell>
          <table:table-cell office:value-type="string">
            <text:p>throwing knives, civilian/traveling outfit, dagger</text:p>
          </table:table-cell>
          <table:table-cell table:style-name="ce7" office:value-type="string">
            <text:p>Having just begun her travels around the world, she is still relatively naive and untrained in combat and storytelling. She is intelligent, however, and has a significant advantage in persuasion. </text:p>
          </table:table-cell>
          <table:table-cell table:number-columns-repeated="1007"/>
        </table:table-row>
        <table:table-row table:style-name="ro4">
          <table:table-cell office:value-type="float" office:value="13">
            <text:p>13</text:p>
          </table:table-cell>
          <table:table-cell table:style-name="ce3" office:value-type="string">
            <text:p>Male Borderland Soldier</text:p>
          </table:table-cell>
          <table:table-cell table:style-name="ce3" office:value-type="string">
            <text:p>Lasan</text:p>
          </table:table-cell>
          <table:table-cell table:style-name="ce3" office:value-type="string">
            <text:p>Chivalric (3)</text:p>
          </table:table-cell>
          <table:table-cell table:style-name="ce3" office:value-type="string">
            <text:p>Aristocratic (1)</text:p>
          </table:table-cell>
          <table:table-cell table:style-name="ce7" office:value-type="string">
            <text:p>maiden of the spear (14), student (11), seanchan farmer (15)</text:p>
          </table:table-cell>
          <table:table-cell table:style-name="ce7" office:value-type="string">
            <text:p>has fought with aiel before, see above, thinks the seanchan man is brave to stay behind</text:p>
          </table:table-cell>
          <table:table-cell office:value-type="string">
            <text:p>Fal Dara (castle_29)</text:p>
          </table:table-cell>
          <table:table-cell office:value-type="float" office:value="400">
            <text:p>400</text:p>
          </table:table-cell>
          <table:table-cell office:value-type="string">
            <text:p>claim</text:p>
          </table:table-cell>
          <table:table-cell office:value-type="float" office:value="10">
            <text:p>10</text:p>
          </table:table-cell>
          <table:table-cell office:value-type="string">
            <text:p>fal moran (11)</text:p>
          </table:table-cell>
          <table:table-cell office:value-type="string">
            <text:p>borderlands</text:p>
          </table:table-cell>
          <table:table-cell office:value-type="string">
            <text:p>martial</text:p>
          </table:table-cell>
          <table:table-cell office:value-type="string">
            <text:p>warrior, good at all weapons, high military attributes</text:p>
          </table:table-cell>
          <table:table-cell office:value-type="string">
            <text:p>one/two handed sword, lance, descent horse, heavy leather armor, helmet, leather boots</text:p>
          </table:table-cell>
          <table:table-cell table:style-name="ce7" office:value-type="string">
            <text:p>A grizzled Shienaran soldier, he has seen many a friend and foe fallen in battle. His tactical knowledge is excellent, having fought both man and Trolloc, but even his tactics are surpassed by his sheer strength and ability with his two-handed mace. Having been a mercenary for the last ten years, he is no longer welcome in his hometown of Fal Dara. <text:s/></text:p>
          </table:table-cell>
          <table:table-cell table:number-columns-repeated="1007"/>
        </table:table-row>
        <table:table-row table:style-name="ro3">
          <table:table-cell office:value-type="float" office:value="14">
            <text:p>14</text:p>
          </table:table-cell>
          <table:table-cell table:style-name="ce3" office:value-type="string">
            <text:p>Female Aiel Maiden of the Spear </text:p>
          </table:table-cell>
          <table:table-cell table:style-name="ce3" office:value-type="string">
            <text:p>Nienlea</text:p>
          </table:table-cell>
          <table:table-cell table:style-name="ce3" office:value-type="string">
            <text:p>Egalitarian (2)</text:p>
          </table:table-cell>
          <table:table-cell table:style-name="ce3" office:value-type="string">
            <text:p>Honest (1)</text:p>
          </table:table-cell>
          <table:table-cell table:style-name="ce7" office:value-type="string">
            <text:p>rogue channeler (2), <text:s/>borderland soldier (13), village wisdom (1)</text:p>
          </table:table-cell>
          <table:table-cell table:style-name="ce7" office:value-type="string">
            <text:p>see above, see above, see above</text:p>
          </table:table-cell>
          <table:table-cell office:value-type="string">
            <text:p>Bent Peak Hold (village_92)</text:p>
          </table:table-cell>
          <table:table-cell office:value-type="float" office:value="350">
            <text:p>350</text:p>
          </table:table-cell>
          <table:table-cell office:value-type="string">
            <text:p>victory</text:p>
          </table:table-cell>
          <table:table-cell office:value-type="float" office:value="11">
            <text:p>11</text:p>
          </table:table-cell>
          <table:table-cell office:value-type="string">
            <text:p>Rhuidean (21)</text:p>
          </table:table-cell>
          <table:table-cell office:value-type="string">
            <text:p>aiel nation</text:p>
          </table:table-cell>
          <table:table-cell office:value-type="string">
            <text:p>martial</text:p>
          </table:table-cell>
          <table:table-cell office:value-type="string">
            <text:p>warrior, good at non-sword weapons, high military/scouting attributes</text:p>
          </table:table-cell>
          <table:table-cell office:value-type="string">
            <text:p>green cadinsor/boots/shoufa, aiel spear, weak bow/arrows</text:p>
          </table:table-cell>
          <table:table-cell table:style-name="ce7" office:value-type="string">
            <text:p>Having watched her sisters die on their first expedition to the blight, then being captured by Borderland villagers, she is touchy about her past. Proficient in spear and bow, she searches for an army headed to the Blight to avenge her loss. </text:p>
          </table:table-cell>
          <table:table-cell table:number-columns-repeated="1007"/>
        </table:table-row>
        <table:table-row table:style-name="ro4">
          <table:table-cell office:value-type="float" office:value="15">
            <text:p>15</text:p>
          </table:table-cell>
          <table:table-cell table:style-name="ce3" office:value-type="string">
            <text:p>Male Seanchan Farmer </text:p>
          </table:table-cell>
          <table:table-cell table:style-name="ce3" office:value-type="string">
            <text:p>Sedrar</text:p>
          </table:table-cell>
          <table:table-cell table:style-name="ce3" office:value-type="string">
            <text:p>Egalitarian (2)</text:p>
          </table:table-cell>
          <table:table-cell table:style-name="ce3" office:value-type="string">
            <text:p>-1 (0)</text:p>
          </table:table-cell>
          <table:table-cell table:style-name="ce7" office:value-type="string">
            <text:p>black ajah (3), two rivers male (9), <text:s/>borderland soldier (13)</text:p>
          </table:table-cell>
          <table:table-cell table:style-name="ce7" office:value-type="string">
            <text:p>see above, see above, see above</text:p>
          </table:table-cell>
          <table:table-cell office:value-type="string">
            <text:p>Seanchan/Falme (town_7)</text:p>
          </table:table-cell>
          <table:table-cell office:value-type="float" office:value="50">
            <text:p>50</text:p>
          </table:table-cell>
          <table:table-cell office:value-type="string">
            <text:p>ruler</text:p>
          </table:table-cell>
          <table:table-cell office:value-type="float" office:value="4">
            <text:p>4</text:p>
          </table:table-cell>
          <table:table-cell office:value-type="string">
            <text:p>Amador (13)</text:p>
          </table:table-cell>
          <table:table-cell office:value-type="string">
            <text:p>seanchan</text:p>
          </table:table-cell>
          <table:table-cell office:value-type="string">
            <text:p>benefactor</text:p>
          </table:table-cell>
          <table:table-cell office:value-type="string">
            <text:p>balanced, knows trade and inventory skills, polearms</text:p>
          </table:table-cell>
          <table:table-cell office:value-type="string">
            <text:p>farmer/light military garb, spear, dagger</text:p>
          </table:table-cell>
          <table:table-cell table:style-name="ce7" office:value-type="string">
            <text:p>A farmer sent as a scout before the Corenne, he became shipwrecked and unable to return to his home country. He has learned rudimentary skills with the spear and quarterstaff, having to defend himself against bandits through Arad Doman and fears the Seekers that he is convinced will find him and accuse him of treachery.</text:p>
          </table:table-cell>
          <table:table-cell table:number-columns-repeated="1007"/>
        </table:table-row>
        <table:table-row table:style-name="ro8">
          <table:table-cell office:value-type="float" office:value="16">
            <text:p>16</text:p>
          </table:table-cell>
          <table:table-cell table:style-name="ce4" office:value-type="string">
            <text:p>Male Hunter for the Horn</text:p>
          </table:table-cell>
          <table:table-cell table:style-name="ce3" office:value-type="string">
            <text:p>Hammaes</text:p>
          </table:table-cell>
          <table:table-cell table:style-name="ce3" office:value-type="string">
            <text:p>Humanitarian (2)</text:p>
          </table:table-cell>
          <table:table-cell table:style-name="ce3" office:value-type="string">
            <text:p>-1 (0)</text:p>
          </table:table-cell>
          <table:table-cell table:style-name="ce7" office:value-type="string">
            <text:p>village wisdom (1), female gleeman (12), darkfriend (8)</text:p>
          </table:table-cell>
          <table:table-cell table:style-name="ce7" office:value-type="string">
            <text:p>see, above, see above, see above</text:p>
          </table:table-cell>
          <table:table-cell office:value-type="string">
            <text:p>Katar (castle_32)</text:p>
          </table:table-cell>
          <table:table-cell office:value-type="float" office:value="200">
            <text:p>200</text:p>
          </table:table-cell>
          <table:table-cell office:value-type="string">
            <text:p>lords</text:p>
          </table:table-cell>
          <table:table-cell office:value-type="float" office:value="12">
            <text:p>12</text:p>
          </table:table-cell>
          <table:table-cell office:value-type="string">
            <text:p>bandar eban (6)</text:p>
          </table:table-cell>
          <table:table-cell office:value-type="string">
            <text:p>southlander coalition</text:p>
          </table:table-cell>
          <table:table-cell office:value-type="string">
            <text:p>roguish</text:p>
          </table:table-cell>
          <table:table-cell office:value-type="string">
            <text:p>balanced, favors military</text:p>
          </table:table-cell>
          <table:table-cell office:value-type="string">
            <text:p>fur tunic and boots/ sword, bow/arrows</text:p>
          </table:table-cell>
          <table:table-cell table:style-name="ce10" office:value-type="string">
            <text:p>His parents wanted him to be an apprentice, but he fled his quiet urban life when he learned that was to be his fate. <text:s/>He just wandered for several years, but finally found his calling when he answered the call to join the Hunt for the Horn of Valere. <text:s/>He now is quite traveled and is a very good person to have around for long journeys.</text:p>
          </table:table-cell>
          <table:table-cell table:number-columns-repeated="1007"/>
        </table:table-row>
        <table:table-row table:style-name="ro8" table:number-rows-repeated="1048551">
          <table:table-cell table:number-columns-repeated="1024"/>
        </table:table-row>
        <table:table-row table:style-name="ro8">
          <table:table-cell table:number-columns-repeated="1024"/>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SimSun"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6-08">06/08/2011</text:date>, <text:time>22:25:5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6-04T15:56:12.73</meta:creation-date>
    <meta:generator>OpenOffice.org/3.3$Win32 OpenOffice.org_project/330m20$Build-9567</meta:generator>
    <dc:date>2011-06-08T22:25:56.30</dc:date>
    <meta:editing-duration>P2DT2H35M3S</meta:editing-duration>
    <meta:editing-cycles>32</meta:editing-cycles>
    <meta:document-statistic meta:table-count="3" meta:cell-count="293" meta:object-count="0"/>
  </office:meta>
</office:document-meta>
</file>